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body>
    <office:text>
      <text:p>Bookmarks can mark characters like this <text:bookmark text:name="positional-bookmark"/>one.</text:p>
      <text:p>Bookmarks can mark a range like this <text:bookmark-start text:name="range-bookmark"/>one<text:bookmark-end text:name="range-bookmark"/>.</text:p>
      <text:p>Bookmarks can also span <text:bookmark-start text:name="multiparagraph-bookmark"/>paragraphs</text:p>
      <text:p>like this <text:bookmark-end text:name="multiparagraph-bookmark"/>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